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/>
    <style:style style:name="ce3" style:family="table-cell" style:parent-style-name="Default" style:data-style-name="N0">
      <style:table-cell-properties fo:background-color="#B7DEE8"/>
    </style:style>
    <style:style style:name="ce4" style:family="table-cell" style:parent-style-name="Default" style:data-style-name="N0">
      <style:text-properties fo:color="#FFFF00"/>
    </style:style>
    <style:style style:name="ce5" style:family="table-cell" style:parent-style-name="Default" style:data-style-name="N0">
      <style:text-properties fo:color="#FF0000"/>
    </style:style>
    <style:style style:name="ce6" style:family="table-cell" style:parent-style-name="Default" style:data-style-name="N0">
      <style:text-properties fo:font-weight="bold" style:font-weight-asian="bold" style:font-weight-complex="bold"/>
    </style:style>
    <style:style style:name="ce7" style:family="table-cell" style:parent-style-name="Default" style:data-style-name="N22"/>
    <style:style style:name="ce8" style:family="table-cell" style:parent-style-name="Default" style:data-style-name="N21"/>
    <style:style style:name="ce9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wrap-option="wrap"/>
    </style:style>
    <style:style style:name="ce14" style:family="table-cell" style:parent-style-name="Default" style:data-style-name="N30"/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0">
      <style:table-cell-properties style:vertical-align="automatic"/>
    </style:style>
    <style:style style:name="ce17" style:family="table-cell" style:parent-style-name="Default" style:data-style-name="N0"/>
    <style:style style:name="ce18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75166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3.59833333333333cm"/>
    </style:style>
    <style:style style:name="co4" style:family="table-column">
      <style:table-column-properties fo:break-before="auto" style:column-width="4.048125cm"/>
    </style:style>
    <style:style style:name="co5" style:family="table-column">
      <style:table-column-properties fo:break-before="auto" style:column-width="4.25979166666667cm"/>
    </style:style>
    <style:style style:name="co6" style:family="table-column">
      <style:table-column-properties fo:break-before="auto" style:column-width="3.06916666666667cm"/>
    </style:style>
    <style:style style:name="co7" style:family="table-column">
      <style:table-column-properties fo:break-before="auto" style:column-width="3.22791666666667cm"/>
    </style:style>
    <style:style style:name="co8" style:family="table-column">
      <style:table-column-properties fo:break-before="auto" style:column-width="2.67229166666667cm"/>
    </style:style>
    <style:style style:name="co9" style:family="table-column">
      <style:table-column-properties fo:break-before="auto" style:column-width="3.571875cm"/>
    </style:style>
    <style:style style:name="co10" style:family="table-column">
      <style:table-column-properties fo:break-before="auto" style:column-width="2.88395833333333cm"/>
    </style:style>
    <style:style style:name="co11" style:family="table-column">
      <style:table-column-properties fo:break-before="auto" style:column-width="3.14854166666667cm"/>
    </style:style>
    <style:style style:name="co12" style:family="table-column">
      <style:table-column-properties fo:break-before="auto" style:column-width="2.59291666666667cm"/>
    </style:style>
    <style:style style:name="co13" style:family="table-column">
      <style:table-column-properties fo:break-before="auto" style:column-width="3.413125cm"/>
    </style:style>
    <style:style style:name="co14" style:family="table-column">
      <style:table-column-properties fo:break-before="auto" style:column-width="3.78354166666667cm"/>
    </style:style>
    <style:style style:name="co15" style:family="table-column">
      <style:table-column-properties fo:break-before="auto" style:column-width="2.98979166666667cm"/>
    </style:style>
    <style:style style:name="co16" style:family="table-column">
      <style:table-column-properties fo:break-before="auto" style:column-width="3.96875cm" style:use-optimal-column-width="true"/>
    </style:style>
    <style:style style:name="co17" style:family="table-column">
      <style:table-column-properties fo:break-before="auto" style:column-width="2.8575cm"/>
    </style:style>
    <style:style style:name="co18" style:family="table-column">
      <style:table-column-properties fo:break-before="auto" style:column-width="4.39208333333333cm"/>
    </style:style>
    <style:style style:name="co19" style:family="table-column">
      <style:table-column-properties fo:break-before="auto" style:column-width="4.445cm"/>
    </style:style>
    <style:style style:name="co20" style:family="table-column">
      <style:table-column-properties fo:break-before="auto" style:column-width="4.47145833333333cm"/>
    </style:style>
    <style:style style:name="co21" style:family="table-column">
      <style:table-column-properties fo:break-before="auto" style:column-width="3.04270833333333cm"/>
    </style:style>
    <style:style style:name="co22" style:family="table-column">
      <style:table-column-properties fo:break-before="auto" style:column-width="4.7625cm"/>
    </style:style>
    <style:style style:name="co23" style:family="table-column">
      <style:table-column-properties fo:break-before="auto" style:column-width="3.175cm"/>
    </style:style>
    <style:style style:name="co24" style:family="table-column">
      <style:table-column-properties fo:break-before="auto" style:column-width="2.24895833333333cm"/>
    </style:style>
    <style:style style:name="co25" style:family="table-column">
      <style:table-column-properties fo:break-before="auto" style:column-width="5.42395833333333cm"/>
    </style:style>
    <style:style style:name="co26" style:family="table-column">
      <style:table-column-properties fo:break-before="auto" style:column-width="2.64583333333333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p00-lineimg2_png_log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float" office:value="42343203" table:style-name="ce1">
            <text:p>42343203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office:value-type="string" table:style-name="ce1">
            <text:p>-</text:p>
          </table:table-cell>
          <table:table-cell table:number-columns-repeated="16380" table:style-name="ce1"/>
        </table:table-row>
        <table:table-row table:style-name="ro1">
          <table:table-cell office:value-type="float" office:value="666631" table:style-name="ce1">
            <text:p>666631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524324431544" table:style-name="ce1">
            <text:p>5.24324E+11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653341555" table:style-name="ce1">
            <text:p>465334155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2626" table:style-name="ce1">
            <text:p>62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3354255" table:style-name="ce1">
            <text:p>3354255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6.5333647555444403E+17" table:style-name="ce1">
            <text:p>6.53336E+1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75540" table:style-name="ce1">
            <text:p>75540</text:p>
          </table:table-cell>
          <table:table-cell office:value-type="string" table:style-name="ce1">
            <text:p>ذ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64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322222" table:style-name="ce1">
            <text:p>32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62643" table:style-name="ce1">
            <text:p>6626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32522453" table:style-name="ce1">
            <text:p>3252245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32541706" table:style-name="ce1">
            <text:p>3254170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3424604" table:style-name="ce1">
            <text:p>2342460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ILANG</text:p>
          </table:table-cell>
          <table:table-cell table:number-columns-repeated="16379"/>
        </table:table-row>
        <table:table-row table:number-rows-repeated="1048560" table:style-name="ro1">
          <table:table-cell table:number-columns-repeated="16384"/>
        </table:table-row>
      </table:table>
      <table:table table:name="p00-lineimg3_png_log" table:style-name="ta2">
        <table:table-column table:style-name="co3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float" office:value="62626" table:style-name="ce1">
            <text:p>62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62443154" table:style-name="ce1">
            <text:p>62443154</text:p>
          </table:table-cell>
          <table:table-cell office:value-type="string" table:style-name="ce1">
            <text:p>ش</text:p>
          </table:table-cell>
          <table:table-cell table:number-columns-repeated="16382" table:style-name="ce1"/>
        </table:table-row>
        <table:table-row table:style-name="ro1">
          <table:table-cell office:value-type="float" office:value="45346713" table:style-name="ce1">
            <text:p>45346713</text:p>
          </table:table-cell>
          <table:table-cell office:value-type="string" table:style-name="ce1">
            <text:p>ي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ط</text:p>
          </table:table-cell>
          <table:table-cell table:number-columns-repeated="2" table:style-name="ce1"/>
          <table:table-cell office:value-type="string" table:style-name="ce1">
            <text:p>huruf tho' gabung dengan tasydid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4443+03+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75746" table:style-name="ce1">
            <text:p>7574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percabangan lam<text:s/></text:p>
          </table:table-cell>
          <table:table-cell table:number-columns-repeated="16379"/>
        </table:table-row>
        <table:table-row table:style-name="ro1">
          <table:table-cell office:value-type="float" office:value="537544440" table:style-name="ce1">
            <text:p>53754444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+43435256400+4564+5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sydid harusnya berada di atas ro'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5-4-33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5247566" table:style-name="ce1">
            <text:p>52475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323+42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44337272226" table:style-name="ce1">
            <text:p>4433727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25255554444446" table:style-name="ce1">
            <text:p>6.25256E+1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adanya percabangan dengan alif<text:s/></text:p>
          </table:table-cell>
          <table:table-cell table:number-columns-repeated="16379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6653" table:style-name="ce1">
            <text:p>665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425+4547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adanya tasydid pada huruf lam</text:p>
          </table:table-cell>
          <table:table-cell table:number-columns-repeated="16379"/>
        </table:table-row>
        <table:table-row table:style-name="ro1">
          <table:table-cell office:value-type="float" office:value="33454142162" table:style-name="ce1">
            <text:p>33454142162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32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4527" table:style-name="ce1">
            <text:p>4527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43624714" table:style-name="ce1">
            <text:p>44362471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5734722624-0433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style-name="ce3">
            <text:p>ا</text:p>
          </table:table-cell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style-name="ce3">
            <text:p>ل</text:p>
          </table:table-cell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table:style-name="ce3"/>
          <table:table-cell office:value-type="string" table:style-name="ce3">
            <text:p>ا</text:p>
          </table:table-cell>
          <table:table-cell table:number-columns-repeated="2" table:style-name="ce3"/>
          <table:table-cell table:number-columns-repeated="16380" table:style-name="ce1"/>
        </table:table-row>
        <table:table-row table:style-name="ro1">
          <table:table-cell office:value-type="float" office:value="24653" table:style-name="ce1">
            <text:p>24653</text:p>
          </table:table-cell>
          <table:table-cell office:value-type="string" table:style-name="ce1">
            <text:p>م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5254-4+4</text:p>
          </table:table-cell>
          <table:table-cell office:value-type="string" table:style-name="ce1">
            <text:p>ن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643+</text:p>
          </table:table-cell>
          <table:table-cell office:value-type="string" table:style-name="ce1">
            <text:p>ت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545-442</text:p>
          </table:table-cell>
          <table:table-cell office:value-type="string" table:style-name="ce1">
            <text:p>ب</text:p>
          </table:table-cell>
          <table:table-cell table:number-columns-repeated="16382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p00-lineimg4_png_log" table:style-name="ta2">
        <table:table-column table:style-name="co4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355444+323321346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23424540035" table:style-name="ce1">
            <text:p>2342454003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1543+3352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2322332415" table:style-name="ce1">
            <text:p>2322332415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.32535346754444E+17" table:style-name="ce1">
            <text:p>2.32535E+1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4352435" table:style-name="ce4">
            <text:p>4352435</text:p>
          </table:table-cell>
          <table:table-cell office:value-type="string" table:style-name="ce1">
            <text:p>ع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3107216333355440" table:style-name="ce5">
            <text:p>3.10722E+1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huruf pegon lam tergabung dengan shod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6753+43+2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2436 <text:s/>544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533+2644+35+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-233554444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2373754444" table:style-name="ce1">
            <text:p>4237375444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12371" table:style-name="ce6">
            <text:p>12371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7">
            <text:p>5-43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5-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336255342" table:style-name="ce1">
            <text:p>4336255342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0557" table:style-name="ce1">
            <text:p>70557</text:p>
          </table:table-cell>
          <table:table-cell office:value-type="string" table:style-name="ce1">
            <text:p>tasydid</text:p>
          </table:table-cell>
          <table:table-cell table:number-columns-repeated="16382" table:style-name="ce1"/>
        </table:table-row>
        <table:table-row table:style-name="ro1">
          <table:table-cell office:value-type="float" office:value="7655145443" table:style-name="ce1">
            <text:p>76551454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6665" table:style-name="ce1">
            <text:p>6666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22+2515445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35321353" table:style-name="ce1">
            <text:p>335321353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number-rows-repeated="1048546" table:style-name="ro1">
          <table:table-cell table:number-columns-repeated="16384"/>
        </table:table-row>
      </table:table>
      <table:table table:name="p00-lineimg5_png_log" table:style-name="ta1">
        <table:table-column table:style-name="co5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float" office:value="355735342" table:style-name="ce1">
            <text:p>355735342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tanda plus nya dihilangkan karena percabangan tasydid harusnya berada di atas ya'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456-333</text:p>
          </table:table-cell>
          <table:table-cell office:value-type="string" table:style-name="ce1">
            <text:p>ي</text:p>
          </table:table-cell>
          <table:table-cell table:number-columns-repeated="16382" table:style-name="ce1"/>
        </table:table-row>
        <table:table-row table:style-name="ro1">
          <table:table-cell office:value-type="float" office:value="272222223" table:style-name="ce1">
            <text:p>272222223</text:p>
          </table:table-cell>
          <table:table-cell office:value-type="string" table:style-name="ce1">
            <text:p>ا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ف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534524343 20017</text:p>
          </table:table-cell>
          <table:table-cell office:value-type="string" table:style-name="ce1">
            <text:p>ح</text:p>
          </table:table-cell>
          <table:table-cell table:number-columns-repeated="16382" table:style-name="ce1"/>
        </table:table-row>
        <table:table-row table:style-name="ro1">
          <table:table-cell office:value-type="float" office:value="424353573" table:style-name="ce1">
            <text:p>424353573</text:p>
          </table:table-cell>
          <table:table-cell office:value-type="string" table:style-name="ce1">
            <text:p>س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5+5443</text:p>
          </table:table-cell>
          <table:table-cell office:value-type="string" table:style-name="ce1">
            <text:p>ن</text:p>
          </table:table-cell>
          <table:table-cell table:number-columns-repeated="16382" table:style-name="ce1"/>
        </table:table-row>
        <table:table-row table:style-name="ro1">
          <table:table-cell office:value-type="float" office:value="2222" table:style-name="ce1">
            <text:p>2222</text:p>
          </table:table-cell>
          <table:table-cell office:value-type="string" table:style-name="ce1">
            <text:p>ا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435243+4+53</text:p>
          </table:table-cell>
          <table:table-cell office:value-type="string" table:style-name="ce1">
            <text:p>ت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ک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36+555454445</text:p>
          </table:table-cell>
          <table:table-cell office:value-type="string" table:style-name="ce1">
            <text:p>ن</text:p>
          </table:table-cell>
          <table:table-cell table:number-columns-repeated="16382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table:number-columns-repeated="16382" table:style-name="ce1"/>
        </table:table-row>
        <table:table-row table:style-name="ro1">
          <table:table-cell office:value-type="float" office:value="6243" table:style-name="ce1">
            <text:p>6243</text:p>
          </table:table-cell>
          <table:table-cell office:value-type="string" table:style-name="ce1">
            <text:p>ل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52+22+745</text:p>
          </table:table-cell>
          <table:table-cell office:value-type="string" table:style-name="ce1">
            <text:p>ل</text:p>
          </table:table-cell>
          <table:table-cell table:number-columns-repeated="16382" table:style-name="ce1"/>
        </table:table-row>
        <table:table-row table:style-name="ro1">
          <table:table-cell office:value-type="float" office:value="431347575" table:style-name="ce1">
            <text:p>431347575</text:p>
          </table:table-cell>
          <table:table-cell office:value-type="string" table:style-name="ce1">
            <text:p>ه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4242+421</text:p>
          </table:table-cell>
          <table:table-cell office:value-type="string" table:style-name="ce1">
            <text:p>غ</text:p>
          </table:table-cell>
          <table:table-cell table:number-columns-repeated="16382" table:style-name="ce1"/>
        </table:table-row>
        <table:table-row table:style-name="ro1">
          <table:table-cell office:value-type="float" office:value="455" table:formula="msoxl:=421+34" table:style-name="ce1">
            <text:p>455</text:p>
          </table:table-cell>
          <table:table-cell office:value-type="string" table:style-name="ce1">
            <text:p>ف</text:p>
          </table:table-cell>
          <table:table-cell table:number-columns-repeated="16382" table:style-name="ce1"/>
        </table:table-row>
        <table:table-row table:style-name="ro1">
          <table:table-cell office:value-type="float" office:value="146453555443" table:style-name="ce1">
            <text:p>1.46454E+11</text:p>
          </table:table-cell>
          <table:table-cell office:value-type="string" table:style-name="ce1">
            <text:p>و</text:p>
          </table:table-cell>
          <table:table-cell table:number-columns-repeated="16382" table:style-name="ce1"/>
        </table:table-row>
        <table:table-row table:style-name="ro1">
          <table:table-cell office:value-type="float" office:value="455555332" table:style-name="ce1">
            <text:p>455555332</text:p>
          </table:table-cell>
          <table:table-cell office:value-type="string" table:style-name="ce1">
            <text:p>ر</text:p>
          </table:table-cell>
          <table:table-cell table:number-columns-repeated="16382" table:style-name="ce1"/>
        </table:table-row>
        <table:table-row table:style-name="ro1">
          <table:table-cell office:value-type="float" office:value="5555532" table:style-name="ce1">
            <text:p>5555532</text:p>
          </table:table-cell>
          <table:table-cell office:value-type="string" table:style-name="ce1">
            <text:p>ر</text:p>
          </table:table-cell>
          <table:table-cell table:number-columns-repeated="16382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table:number-columns-repeated="16382" table:style-name="ce1"/>
        </table:table-row>
        <table:table-row table:style-name="ro1">
          <table:table-cell office:value-type="float" office:value="3214446" table:style-name="ce1">
            <text:p>3214446</text:p>
          </table:table-cell>
          <table:table-cell office:value-type="string" table:style-name="ce1">
            <text:p>ح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6-530-34</text:p>
          </table:table-cell>
          <table:table-cell office:value-type="string" table:style-name="ce1">
            <text:p>ي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24+5-41+45</text:p>
          </table:table-cell>
          <table:table-cell office:value-type="string" table:style-name="ce1">
            <text:p>م</text:p>
          </table:table-cell>
          <table:table-cell table:number-columns-repeated="2" table:style-name="ce1"/>
          <table:table-cell office:value-type="string" table:style-name="ce1">
            <text:p>titik pada ya' bercabang dengan mim</text:p>
          </table:table-cell>
          <table:table-cell table:number-columns-repeated="16379"/>
        </table:table-row>
        <table:table-row table:style-name="ro1">
          <table:table-cell office:value-type="float" office:value="3322222" table:style-name="ce1">
            <text:p>3322222</text:p>
          </table:table-cell>
          <table:table-cell office:value-type="string" table:style-name="ce1">
            <text:p>ا</text:p>
          </table:table-cell>
          <table:table-cell table:number-columns-repeated="16382" table:style-name="ce1"/>
        </table:table-row>
        <table:table-row table:style-name="ro1">
          <table:table-cell office:value-type="float" office:value="66665140" table:style-name="ce1">
            <text:p>66665140</text:p>
          </table:table-cell>
          <table:table-cell office:value-type="string" table:style-name="ce1">
            <text:p>ل</text:p>
          </table:table-cell>
          <table:table-cell table:number-columns-repeated="16382" table:style-name="ce1"/>
        </table:table-row>
        <table:table-row table:style-name="ro1">
          <table:table-cell office:value-type="float" office:value="2233534" table:style-name="ce1">
            <text:p>2233534</text:p>
          </table:table-cell>
          <table:table-cell office:value-type="string" table:style-name="ce1">
            <text:p>ا</text:p>
          </table:table-cell>
          <table:table-cell table:number-columns-repeated="16382" table:style-name="ce1"/>
        </table:table-row>
        <table:table-row table:style-name="ro1">
          <table:table-cell office:value-type="float" office:value="26766151424" table:style-name="ce1">
            <text:p>26766151424</text:p>
          </table:table-cell>
          <table:table-cell office:value-type="string" table:style-name="ce1">
            <text:p>ل</text:p>
          </table:table-cell>
          <table:table-cell table:number-columns-repeated="16382"/>
        </table:table-row>
        <table:table-row table:style-name="ro1">
          <table:table-cell office:value-type="float" office:value="1535311172" table:style-name="ce1">
            <text:p>1535311172</text:p>
          </table:table-cell>
          <table:table-cell office:value-type="string" table:style-name="ce1">
            <text:p>ه</text:p>
          </table:table-cell>
          <table:table-cell table:number-columns-repeated="16382"/>
        </table:table-row>
        <table:table-row table:number-rows-repeated="1048542" table:style-name="ro1">
          <table:table-cell table:number-columns-repeated="16384"/>
        </table:table-row>
      </table:table>
      <table:table table:name="p00-lineimg6_png_log" table:style-name="ta1">
        <table:table-column table:style-name="co6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234" table:style-name="ce1">
            <text:p>223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25365746 <text:s/>031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+0064 <text:s/>453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1771131443 3222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54445" table:style-name="ce1">
            <text:p>54445</text:p>
          </table:table-cell>
          <table:table-cell office:value-type="string" table:style-name="ce1">
            <text:p>tasydid seharusnya ada di mim</text:p>
          </table:table-cell>
          <table:table-cell table:number-columns-repeated="16377"/>
        </table:table-row>
        <table:table-row table:style-name="ro1">
          <table:table-cell office:value-type="float" office:value="354543534553433" table:style-name="ce1">
            <text:p>3.54544E+14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55553223" table:style-name="ce1">
            <text:p>5555322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1515154" table:style-name="ce1">
            <text:p>15151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55234535775445" table:style-name="ce1">
            <text:p>5.52345E+1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255554444433" table:style-name="ce1">
            <text:p>6.25555E+1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+65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33657044" table:style-name="ce1">
            <text:p>336570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241201604" table:style-name="ce1">
            <text:p>24120160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4253434305 <text:s/>0104</text:p>
          </table:table-cell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3262" table:style-name="ce1">
            <text:p>326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55635544432" table:style-name="ce1">
            <text:p>55635544432</text:p>
          </table:table-cell>
          <table:table-cell office:value-type="string" table:style-name="ce1">
            <text:p>ی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62643" table:style-name="ce1">
            <text:p>626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+ dihilangkan karena terdapat percabangan dengan al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72+7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353566" table:style-name="ce1">
            <text:p>435356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43314" table:style-name="ce1">
            <text:p>43314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342422" table:style-name="ce1">
            <text:p>3424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8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423" table:style-name="ce1">
            <text:p>642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hurufnya terputus</text:p>
          </table:table-cell>
          <table:table-cell table:number-columns-repeated="16378"/>
        </table:table-row>
        <table:table-row table:style-name="ro1">
          <table:table-cell office:value-type="float" office:value="55554" table:style-name="ce1">
            <text:p>555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2+2451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6756" table:style-name="ce1">
            <text:p>675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غ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555534322" table:style-name="ce1">
            <text:p>4555534322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number-rows-repeated="1048531" table:style-name="ro1">
          <table:table-cell table:number-columns-repeated="16384"/>
        </table:table-row>
      </table:table>
      <table:table table:name="p00-lineimg7_png_log" table:style-name="ta2">
        <table:table-column table:style-name="co7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ع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ظ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6764355444+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6266" table:style-name="ce1">
            <text:p>662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44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6324" table:style-name="ce1">
            <text:p>632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53461444435" table:style-name="ce1">
            <text:p>5346144443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35223237" table:style-name="ce1">
            <text:p>3522323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47667254" table:style-name="ce1">
            <text:p>476672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53424-4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143146321067414" table:style-name="ce1">
            <text:p>1.43146E+1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755054" table:style-name="ce1">
            <text:p>75505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755445416" table:style-name="ce1">
            <text:p>375544541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36541243-3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3+65577147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42314164" table:style-name="ce1">
            <text:p>442314164</text:p>
          </table:table-cell>
          <table:table-cell office:value-type="string" table:style-name="ce1">
            <text:p>ع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254-442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65443364" table:style-name="ce1">
            <text:p>6544336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6245440" table:style-name="ce1">
            <text:p>66245440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122623236" table:style-name="ce1">
            <text:p>12262323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34557-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423" table:style-name="ce6">
            <text:p>342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254" table:style-name="ce1">
            <text:p>62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+414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524+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43241435543" table:style-name="ce1">
            <text:p>3.43241E+11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5421722" table:style-name="ce1">
            <text:p>35421722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number-rows-repeated="1048542" table:style-name="ro1">
          <table:table-cell table:number-columns-repeated="16384"/>
        </table:table-row>
      </table:table>
      <table:table table:name="p00-lineimg8_png_log" table:style-name="ta2">
        <table:table-column table:style-name="co8" table:default-cell-style-name="ce1"/>
        <table:table-column table:style-name="co2" table:number-columns-repeated="4" table:default-cell-style-name="ce1"/>
        <table:table-column table:style-name="co9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number-columns-spanned="1" table:number-rows-spanned="10" table:style-name="ce9">
            <text:p>TIDAK TERBACA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ض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office:value-type="float" office:value="6.4541554443514696E+18" table:style-name="ce1">
            <text:p>6.45416E+18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6624545" table:style-name="ce1">
            <text:p>662454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22233706" table:style-name="ce1">
            <text:p>2223370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424" table:style-name="ce1">
            <text:p>642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3535544444" table:style-name="ce1">
            <text:p>35355444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3315323+27 14317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4234163274544" table:style-name="ce1">
            <text:p>4.23416E+1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625524" table:style-name="ce1">
            <text:p>62552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225266" table:style-name="ce1">
            <text:p>2252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543364556403" table:style-name="ce1">
            <text:p>5.43365E+11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-44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2222224" table:style-name="ce1">
            <text:p>222222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+24443+54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5555534242173" table:style-name="ce1">
            <text:p>5.55553E+1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number-columns-spanned="1" table:number-rows-spanned="2" table:style-name="ce9">
            <text:p>HILANG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office:value-type="string" table:style-name="ce1">
            <text:p>54+5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+42+4443545</text:p>
          </table:table-cell>
          <table:table-cell office:value-type="string" table:style-name="ce1">
            <text:p>ش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35345725454" table:style-name="ce1">
            <text:p>4.35346E+11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5+52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percabangan dengan ro'</text:p>
          </table:table-cell>
          <table:table-cell table:number-columns-repeated="16378"/>
        </table:table-row>
        <table:table-row table:number-rows-repeated="1048543" table:style-name="ro1">
          <table:table-cell table:number-columns-repeated="16384"/>
        </table:table-row>
      </table:table>
      <table:table table:name="p00-lineimg9_png_log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3 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غ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53555531432" table:style-name="ce1">
            <text:p>4.53556E+11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ظ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743+74031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-35" table:style-name="ce1">
            <text:p>-3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54433524" table:style-name="ce1">
            <text:p>5443352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26624" table:style-name="ce1">
            <text:p>62662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436347244" table:style-name="ce1">
            <text:p>4363472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2.22203365554544E+17" table:style-name="ce1">
            <text:p>2.22203E+17</text:p>
          </table:table-cell>
          <table:table-cell office:value-type="string" table:style-name="ce1">
            <text:p>ی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64232" table:style-name="ce1">
            <text:p>6423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3435223753" table:style-name="ce1">
            <text:p>343522375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363457753014" table:style-name="ce1">
            <text:p>4.36346E+12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353554421336" table:style-name="ce1">
            <text:p>3.53554E+11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4555422" table:style-name="ce1">
            <text:p>4555422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402433676-400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43441414325" table:style-name="ce1">
            <text:p>43441414325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545444440420140" table:style-name="ce1">
            <text:p>4.54544E+1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itik pada ta' hilang</text:p>
          </table:table-cell>
          <table:table-cell table:number-columns-repeated="16378"/>
        </table:table-row>
        <table:table-row table:number-rows-repeated="1048544" table:style-name="ro1">
          <table:table-cell table:number-columns-repeated="16384"/>
        </table:table-row>
      </table:table>
      <table:table table:name="p00-lineimg10_png_log" table:style-name="ta1">
        <table:table-column table:style-name="co10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office:value-type="float" office:value="76366666667" table:style-name="ce1">
            <text:p>7636666666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ی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4243434313+35455 <text:s/>2031335</text:p>
          </table:table-cell>
          <table:table-cell office:value-type="string" table:style-name="ce1">
            <text:p>غ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22+0544444</text:p>
          </table:table-cell>
          <table:table-cell office:value-type="string" table:style-name="ce1">
            <text:p>ز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45344 <text:s/>0021313+63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454+53437 <text:s/>+553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6265" table:style-name="ce1">
            <text:p>66265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4442" table:style-name="ce1">
            <text:p>44442</text:p>
          </table:table-cell>
          <table:table-cell office:value-type="string" table:style-name="ce1">
            <text:p>ی</text:p>
          </table:table-cell>
          <table:table-cell office:value-type="float" office:value="36" table:style-name="ce1">
            <text:p>36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102222" table:style-name="ce1">
            <text:p>1022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73662554" table:style-name="ce1">
            <text:p>736625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23372" table:style-name="ce1">
            <text:p>2337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354737466701" table:style-name="ce1">
            <text:p>3.54737E+11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5.3457343205555501E+17" table:style-name="ce1">
            <text:p>5.34573E+1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11122" table:style-name="ce1">
            <text:p>111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46554432364" table:style-name="ce1">
            <text:p>6.46554E+11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255541033" table:style-name="ce1">
            <text:p>625554103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number-columns-spanned="1" table:number-rows-spanned="3" table:style-name="ce9">
            <text:p>HILANG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/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style-name="ce1"/>
          <table:covered-table-cell/>
          <table:table-cell table:number-columns-repeated="16378"/>
        </table:table-row>
        <table:table-row table:number-rows-repeated="1048543" table:style-name="ro1">
          <table:table-cell table:number-columns-repeated="16384"/>
        </table:table-row>
      </table:table>
      <table:table table:name="p00-lineimg11_png_log" table:style-name="ta1">
        <table:table-column table:style-name="co11" table:default-cell-style-name="ce1"/>
        <table:table-column table:style-name="co2" table:number-columns-repeated="4" table:default-cell-style-name="ce1"/>
        <table:table-column table:style-name="co12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52344" table:style-name="ce1">
            <text:p>65234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52344" table:style-name="ce1">
            <text:p>6523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1331403356744" table:style-name="ce1">
            <text:p>4.13314E+13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352332325" table:style-name="ce1">
            <text:p>435233232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761544363" table:style-name="ce1">
            <text:p>76154436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ظ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7144-31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646665" table:style-name="ce1">
            <text:p>464666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523" table:style-name="ce1">
            <text:p>65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64453" table:style-name="ce1">
            <text:p>6445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5443" table:style-name="ce1">
            <text:p>544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452+7</text:p>
          </table:table-cell>
          <table:table-cell office:value-type="string" table:style-name="ce1">
            <text:p>غ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34+2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5552416" table:style-name="ce1">
            <text:p>5552416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6653" table:style-name="ce1">
            <text:p>665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344522623" table:style-name="ce1">
            <text:p>34452262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325320" table:style-name="ce1">
            <text:p>32532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6+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graph terputu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+452+7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3" table:style-name="ce11">
            <text:p>anotasi hilang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ظ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/>
        </table:table-row>
        <table:table-row table:number-rows-repeated="1048541" table:style-name="ro1">
          <table:table-cell table:number-columns-repeated="16384"/>
        </table:table-row>
      </table:table>
      <table:table table:name="p00-lineimg12_png_log" table:style-name="ta1">
        <table:table-column table:style-name="co13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office:value-type="float" office:value="664341570" table:style-name="ce1">
            <text:p>66434157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646061435472+7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5645745434 <text:s/>030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5342634 <text:s/>32242+0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2+74544</text:p>
          </table:table-cell>
          <table:table-cell office:value-type="string" table:style-name="ce1">
            <text:p>ذ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422413+5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3744342253+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4213552173" table:style-name="ce1">
            <text:p>4213552173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3+363+434277400</text:p>
          </table:table-cell>
          <table:table-cell office:value-type="string" table:style-name="ce1">
            <text:p>ظ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-43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6456056" table:style-name="ce1">
            <text:p>645605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3+76513356</text:p>
          </table:table-cell>
          <table:table-cell office:value-type="string" table:style-name="ce1">
            <text:p>ذ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253645567311" table:style-name="ce1">
            <text:p>4.25365E+12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44436217" table:style-name="ce1">
            <text:p>44436217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4755741434" table:style-name="ce1">
            <text:p>475574143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25143253" table:style-name="ce1">
            <text:p>42514325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6627" table:style-name="ce1">
            <text:p>662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32+433 <text:s/>44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graph wau terputus</text:p>
          </table:table-cell>
          <table:table-cell table:number-columns-repeated="16378"/>
        </table:table-row>
        <table:table-row table:style-name="ro1">
          <table:table-cell office:value-type="float" office:value="4435245205" table:style-name="ce1">
            <text:p>4435245205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213136337375 <text:s/>341434</text:p>
          </table:table-cell>
          <table:table-cell office:value-type="string" table:style-name="ce1">
            <text:p>ط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3222333-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number-rows-repeated="1048548" table:style-name="ro1">
          <table:table-cell table:number-columns-repeated="16384"/>
        </table:table-row>
      </table:table>
      <table:table table:name="p00-lineimg15_png_log" table:style-name="ta1">
        <table:table-column table:style-name="co14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float" office:value="756474457013" table:style-name="ce1">
            <text:p>7.56474E+11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446466425" table:style-name="ce1">
            <text:p>44646642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131" table:style-name="ce1">
            <text:p>2131</text:p>
          </table:table-cell>
          <table:table-cell office:value-type="string" table:style-name="ce1">
            <text:p>tasydid</text:p>
          </table:table-cell>
          <table:table-cell table:number-columns-repeated="16377"/>
        </table:table-row>
        <table:table-row table:style-name="ro1">
          <table:table-cell office:value-type="float" office:value="2.4364570575344499E+17" table:style-name="ce1">
            <text:p>2.43646E+1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33424643434" table:style-name="ce1">
            <text:p>33424643434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52222644" table:style-name="ce1">
            <text:p>522226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32622333204" table:style-name="ce1">
            <text:p>4.32622E+11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53+41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-3425443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243+1+06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anotasi hilang</text:p>
          </table:table-cell>
          <table:table-cell table:number-columns-repeated="16378" table:style-name="ce1"/>
        </table:table-row>
        <table:table-row table:style-name="ro1">
          <table:table-cell office:value-type="float" office:value="64423" table:style-name="ce1">
            <text:p>6442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65342442" table:style-name="ce1">
            <text:p>65342442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 pada ta' tergabung di ghai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423+7+543620+</text:p>
          </table:table-cell>
          <table:table-cell office:value-type="string" table:style-name="ce1">
            <text:p>غ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3423+461+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55555443322" table:style-name="ce1">
            <text:p>4.55555E+11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22" table:style-name="ce6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7202222" table:style-name="ce6">
            <text:p>72022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3230217332" table:style-name="ce6">
            <text:p>323021733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2262635 <text:s/>2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6644" table:style-name="ce1">
            <text:p>666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422451462044" table:style-name="ce1">
            <text:p>4.22451E+11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34153 2131+3227</text:p>
          </table:table-cell>
          <table:table-cell office:value-type="string" table:style-name="ce1">
            <text:p>ظ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34-3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567606" table:style-name="ce1">
            <text:p>56760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442464" table:style-name="ce1">
            <text:p>644246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644+44336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555572463146" table:style-name="ce1">
            <text:p>5.55572E+1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.22332440777553E+18" table:style-name="ce1">
            <text:p>2.22332E+18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35+25431213</text:p>
          </table:table-cell>
          <table:table-cell office:value-type="string" table:style-name="ce1">
            <text:p>ذ</text:p>
          </table:table-cell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366671" table:style-name="ce1">
            <text:p>366671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536706435" table:style-name="ce1">
            <text:p>53670643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number-rows-repeated="1048543" table:style-name="ro1">
          <table:table-cell table:number-columns-repeated="16384"/>
        </table:table-row>
      </table:table>
      <table:table table:name="p00-lineimg16_png_log" table:style-name="ta1">
        <table:table-column table:style-name="co15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office:value-type="float" office:value="66266" table:style-name="ce1">
            <text:p>662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262634" table:style-name="ce1">
            <text:p>626263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522224334" table:style-name="ce1">
            <text:p>52222433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212354+725</text:p>
          </table:table-cell>
          <table:table-cell office:value-type="string" table:style-name="ce1">
            <text:p>ذ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ذ</text:p>
          </table:table-cell>
          <table:table-cell office:value-type="float" office:value="11" table:style-name="ce1">
            <text:p>1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46545-444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232553 <text:s/>2033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31435265" table:style-name="ce1">
            <text:p>3143526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576266" table:style-name="ce1">
            <text:p>5762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/>
        </table:table-row>
        <table:table-row table:style-name="ro1">
          <table:table-cell office:value-type="float" office:value="6553034" table:style-name="ce1">
            <text:p>655303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4.1222235524447202E+21" table:style-name="ce1">
            <text:p>4.12222E+2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43+52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36431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642424 <text:s/>604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24 <text:s/>33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447653415220" table:style-name="ce1">
            <text:p>4.47653E+11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number-rows-repeated="1048546" table:style-name="ro1">
          <table:table-cell table:number-columns-repeated="16384"/>
        </table:table-row>
      </table:table>
      <table:table table:name="p00-lineimg17_png_log" table:style-name="ta1">
        <table:table-column table:style-name="co16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office:value-type="float" office:value="66464" table:style-name="ce1">
            <text:p>6646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<text:s text:c="2"/>264 <text:s/>222342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42424 <text:s/>0217234</text:p>
          </table:table-cell>
          <table:table-cell office:value-type="string" table:style-name="ce1">
            <text:p>غ</text:p>
          </table:table-cell>
          <table:table-cell office:value-type="float" office:value="21" table:style-name="ce1">
            <text:p>2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24-231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54633142415555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65644-3326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453543654" table:style-name="ce1">
            <text:p>64535436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32554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float" office:value="77555405" table:style-name="ce1">
            <text:p>7755540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 table:style-name="ce1"/>
        </table:table-row>
        <table:table-row table:style-name="ro1">
          <table:table-cell office:value-type="float" office:value="62464" table:style-name="ce1">
            <text:p>6246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float" office:value="511323" table:style-name="ce1">
            <text:p>51132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22252246315522077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435444646371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 table:style-name="ce1"/>
        </table:table-row>
        <table:table-row table:style-name="ro1">
          <table:table-cell office:value-type="float" office:value="25554543466" table:style-name="ce1">
            <text:p>2555454346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5524-443373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5543536" table:style-name="ce1">
            <text:p>6554353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6457615434424624 <text:s/>32+43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51223213065443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float" office:value="33122" table:style-name="ce1">
            <text:p>331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float" office:value="6655" table:style-name="ce1">
            <text:p>665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float" office:value="52442543" table:style-name="ce1">
            <text:p>5244254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532525555442+743563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string" table:style-name="ce1">
            <text:p>titik ta' berada diatas wa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55-254534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623+566757134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float" office:value="2435203454" table:style-name="ce1">
            <text:p>243520345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353444544444373213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 table:style-name="ce1"/>
        </table:table-row>
        <table:table-row table:number-rows-repeated="1048549" table:style-name="ro1">
          <table:table-cell table:number-columns-repeated="16384"/>
        </table:table-row>
      </table:table>
      <table:table table:name="p00-lineimg18_png_log" table:style-name="ta1">
        <table:table-column table:style-name="co17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3654-47-3243141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float" office:value="754341" table:style-name="ce1">
            <text:p>754341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4524655636111721321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65543+3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 table:style-name="ce1"/>
        </table:table-row>
        <table:table-row table:style-name="ro1">
          <table:table-cell office:value-type="float" office:value="154437" table:style-name="ce1">
            <text:p>15443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764645354 <text:s/>0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63+6066345333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 table:style-name="ce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float" office:value="645353" table:style-name="ce1">
            <text:p>64535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float" office:value="5434" table:style-name="ce1">
            <text:p>543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122+403+4+665</text:p>
          </table:table-cell>
          <table:table-cell office:value-type="string" table:style-name="ce1">
            <text:p>غ</text:p>
          </table:table-cell>
          <table:table-cell office:value-type="float" office:value="21" table:style-name="ce1">
            <text:p>2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 ta' berada di atas hurug gha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5341334+56364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float" office:value="335555453" table:style-name="ce1">
            <text:p>33555545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42532333114171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44356" table:style-name="ce1">
            <text:p>4435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float" office:value="62626" table:style-name="ce1">
            <text:p>62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float" office:value="6665644" table:style-name="ce1">
            <text:p>66656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22463145217404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34646222205" table:style-name="ce1">
            <text:p>34646222205</text:p>
          </table:table-cell>
          <table:table-cell office:value-type="string" table:style-name="ce1">
            <text:p>ظ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14-3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float" office:value="5676160" table:style-name="ce1">
            <text:p>567616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number-rows-repeated="1048549" table:style-name="ro1">
          <table:table-cell table:number-columns-repeated="16384"/>
        </table:table-row>
      </table:table>
      <table:table table:name="p02-lineimg0-14_png_log" table:style-name="ta2">
        <table:table-column table:style-name="co18" table:default-cell-style-name="ce1"/>
        <table:table-column table:style-name="co2" table:number-columns-repeated="4" table:default-cell-style-name="ce1"/>
        <table:table-column table:style-name="co19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p02-lineimg0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64+640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+5443+7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354352542+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440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bersambung dengan ro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53245210313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545544441447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34745-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-342454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34131055454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4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number-columns-spanned="1" table:number-rows-spanned="2" table:style-name="ce11">
            <text:p>tidak sesuai dengan graph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office:value-type="string" table:style-name="ce1">
            <text:p>132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343556401434 <text:s/>2210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443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2172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354744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336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44241 13</text:p>
          </table:table-cell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-354-3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2225443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p02-lineimg0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353122414 <text:s/>2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7722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64-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345724205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adanya percabangan dengan wa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12133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adanya percabangan dengan d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10223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2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-56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2+23+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23414422+03+73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52232211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-4254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3366443 <text:s/>3311111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744444+43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+543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idak ada lengkukan pada wa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4552104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3627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table:style-name="ce10"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0">
            <text:p>hilang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644454444443 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3544444037132073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3524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35444454+444+343235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2"/>
          <table:table-cell table:number-columns-repeated="16383" table:style-name="ce1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p02-lineimg0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737651335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57637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-455-25354 <text:s/>54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7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53213433424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6542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5-343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2226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551422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1234144644434+326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30-10112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56567 <text:s/>64532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264<text:s text:c="2"/>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5-36-4640-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34352+134+4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4+4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65325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2+4547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4+2+644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34540443</text:p>
          </table:table-cell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317-5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55073+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4+552+43451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344322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456457-7342443</text:p>
          </table:table-cell>
          <table:table-cell office:value-type="string" table:style-name="ce1">
            <text:p>چ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5-27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02-lineimg0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6453543431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457530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534 10220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tidak ada titik pada fa'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365553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percabangan dengan nu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7654143+43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464-40-43 <text:s/>235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262653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5443+7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64-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4313535477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string" table:style-name="ce1">
            <text:p>terputu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555562726654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3241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-3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74022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6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453344554557417266614</text:p>
          </table:table-cell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31367320545443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71332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345-3454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34714105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55663067544</text:p>
          </table:table-cell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2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5424644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2654543 <text:s/>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+4531+0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02-lineimg0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77530725445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55555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ro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632467424 <text:s/>2053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346742655454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642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735754555 <text:s/>4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wa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6653554154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+544432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ibaca NY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63536570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2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3134+553+3045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-35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+44443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4+5</text:p>
          </table:table-cell>
          <table:table-cell office:value-type="string" table:style-name="ce1">
            <text:p>ت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64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6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32363133+653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6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+45342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6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0203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6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254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2" table:style-name="ce11">
            <text:p>HILANG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office:value-type="string" table:style-name="ce1">
            <text:p>12+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-3423222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5-4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22+36+7644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3622265533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35671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p02-lineimg0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73554024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6433534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+440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6265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 dengan ka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7-21022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45376664 <text:s/>+30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63754543+22105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2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gan dengan d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644+44336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44431123033566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254-3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55552413107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574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54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6647340177-444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45713215 <text:s/>+15</text:p>
          </table:table-cell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7354-44+7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ercabangan dengan ya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47463544 <text:s/>36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+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gan dengan ro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43232452177403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3554404431453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2614447+2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2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p02-lineimg0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765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33572453115454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3453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-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2" table:style-name="ce11">
            <text:p>di graphnya ta' dulu baru ya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553+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office:value-type="string" table:style-name="ce1">
            <text:p>35554453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-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3656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554313354213555444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i wa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555155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2445323111+14+53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ibaca NY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5635435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262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7574526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0-025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556666540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36364343332+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+6630555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ditambah + karena adanya titik di fa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535315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nu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04042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4-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-5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635524317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53465 ini titik pada qo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012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number-columns-spanned="1" table:number-rows-spanned="2" table:style-name="ce11">
            <text:p>putus dan hilang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p02-lineimg07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36+443 <text:s/>5+5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5254 <text:s/>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443421067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63+6775543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5544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ro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347554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54331414 <text:s/>1011435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number-columns-spanned="1" table:number-rows-spanned="2" table:style-name="ce11">
            <text:p>HILANG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office:value-type="string" table:style-name="ce1">
            <text:p>5556515232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563642456660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32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3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5424402+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1111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42554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55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+5+705655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number-columns-spanned="1" table:number-rows-spanned="2" table:style-name="ce11">
            <text:p>HILANG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office:value-type="string" table:style-name="ce1">
            <text:p>555556532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3+5667404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655345332+7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ibaca NY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+544432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2225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363567-50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5435304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p02-lineimg08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655341253353145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142 +034+6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555555230322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3+1+713+4+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5+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54-4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-43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3235242+0555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556534077641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222625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27626</text:p>
          </table:table-cell>
          <table:table-cell office:value-type="string" table:style-name="ce1">
            <text:p>ا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55443+54+5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4654437216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532+13+43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43545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451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552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55564 <text:s/>11134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225063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424 <text:s/>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3357073554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53+4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55541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3442440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03+5</text:p>
          </table:table-cell>
          <table:table-cell office:value-type="string" table:style-name="ce1">
            <text:p>ش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4+44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326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02-lineimg0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55557666624+4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+5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64312425 <text:s/>2033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357424655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345-42325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4354605554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33223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6563505643221475 <text:s/>30234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474605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433152 <text:s/>07613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5776144411327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25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5531243+0074444767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5544+4537666643</text:p>
          </table:table-cell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6331436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utus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5265444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6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0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227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44442+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p02-lineimg1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65555444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+5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647473444 <text:s/>3314</text:p>
          </table:table-cell>
          <table:table-cell office:value-type="string" table:style-name="ce1">
            <text:p>چ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 ca tidak 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414620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 dengan mi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3655554444040+032033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424143 <text:s/>1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4444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 ba' tidak 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2263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32432310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001+41+2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3235133537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521531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5676055566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5-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+54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25545436357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0122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444544766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46376444+433+2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3+53754433522 <text:s/>1+54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24444232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3465342154444446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314<text:s/>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3+52+4443371261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p02-lineimg1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5555166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130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3572472115554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145435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65415-448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56445667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0015323+42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4557667</text:p>
          </table:table-cell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53433134+6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5-33567-4443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+565704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4544444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itik pada nun tidak 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55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54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0122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007320633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63554636676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52555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55546 <text:s/>7157711323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665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33325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54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435536544343262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p02-lineimg1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5556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7731656662641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555332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54-44-3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676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55443426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ercabangan dengan huruf atasny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555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+45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75717-044314</text:p>
          </table:table-cell>
          <table:table-cell office:value-type="string" table:style-name="ce1">
            <text:p>چ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663543522231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 dengan mi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06756533444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354421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-15447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2636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365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2444-43+4-3+35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55614765-4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221337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5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5773761166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number-rows-repeated="1048183" table:style-name="ro1">
          <table:table-cell table:number-columns-repeated="16384"/>
        </table:table-row>
      </table:table>
      <table:table table:name="p06-lineimg0-14_png_log" table:style-name="ta2">
        <table:table-column table:style-name="co20" table:default-cell-style-name="ce1"/>
        <table:table-column table:style-name="co2" table:number-columns-repeated="4" table:default-cell-style-name="ce1"/>
        <table:table-column table:style-name="co21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p06-lineimg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605640010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3362233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604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2+54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3626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5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6667157567565450</text:p>
          </table:table-cell>
          <table:table-cell office:value-type="string" table:style-name="ce1">
            <text:p>ط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53143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326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056756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017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5567643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5344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d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6655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650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77065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-57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446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5551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540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55540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02+007600</text:p>
          </table:table-cell>
          <table:table-cell office:value-type="string" table:style-name="ce1">
            <text:p>خ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666540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243557 <text:s/>54443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3120+6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744754 <text:s/>10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346 <text:s/>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565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557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p06-lineimg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76076754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15-7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044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522226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323-7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7666</text:p>
          </table:table-cell>
          <table:table-cell office:value-type="string" table:style-name="ce1">
            <text:p>ا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4764-534060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5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022</text:p>
          </table:table-cell>
          <table:table-cell office:value-type="string" table:style-name="ce1">
            <text:p>ا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775750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+55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77165076556 <text:s/>002</text:p>
          </table:table-cell>
          <table:table-cell office:value-type="string" table:style-name="ce1">
            <text:p>ط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74 <text:s/>671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3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7750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+55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27007760657500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-1010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765740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14343+5774443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626231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56 <text:s/>31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6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0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6666540</text:p>
          </table:table-cell>
          <table:table-cell office:value-type="string" table:style-name="ce1">
            <text:p>ل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+75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7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722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75544037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p06-lineimg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76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776056006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66440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7722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653+0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-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2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765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ercabangan dengan d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6651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75765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35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5535747075545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711626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5666667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4737 <text:s/>44443+0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 dengan la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02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75 <text:s/>+2</text:p>
          </table:table-cell>
          <table:table-cell office:value-type="string" table:style-name="ce1">
            <text:p>ل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33+5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111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6567 <text:s/>766507-06-4</text:p>
          </table:table-cell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626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64+50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76475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-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+5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+44+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30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22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1107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64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44755775757430 <text:s/>0071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75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564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office:value-type="string" table:style-name="ce12">
            <text:p>p06-lineimg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6677655740</text:p>
          </table:table-cell>
          <table:table-cell office:value-type="string" table:style-name="ce1">
            <text:p>ل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746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66666</text:p>
          </table:table-cell>
          <table:table-cell office:value-type="string" table:style-name="ce1">
            <text:p>ا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364507544-45444440402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67776</text:p>
          </table:table-cell>
          <table:table-cell office:value-type="string" table:style-name="ce1">
            <text:p>ا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6577554544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1515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36144+556667023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64704 <text:s/>71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53554563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266</text:p>
          </table:table-cell>
          <table:table-cell office:value-type="string" table:style-name="ce1">
            <text:p>ا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57674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35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5556666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+543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62655307</text:p>
          </table:table-cell>
          <table:table-cell office:value-type="string" table:style-name="ce1">
            <text:p>ل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7765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5-4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5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0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34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66755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755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0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657-53+01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d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76665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64655765677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775675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7-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3546700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p06-lineimg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7665-34 <text:s/>0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775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nu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70744+43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5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174+76550</text:p>
          </table:table-cell>
          <table:table-cell office:value-type="string" table:style-name="ce1">
            <text:p>ۏ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56765 hamzah pada wa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565302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543240 <text:s/>567001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6456576713+100417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0722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6765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ibaca NYA/ ti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655536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5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21177757606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756475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-447740-0117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3546507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5541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66055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4433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idak titik nu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54054447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044-2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7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+576760040432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p06-lineimg5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6767066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waw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75413+07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karena titik di nun diatas jadi dirubah +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6556340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itik pada ba' tidak ada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75554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05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67+574066 <text:s/>5444656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+ harusnya berada pada ta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+55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 satunya berada di atas wa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63+663757555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51544</text:p>
          </table:table-cell>
          <table:table-cell office:value-type="string" table:style-name="ce1">
            <text:p>ر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76751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65-44127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366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66655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-5644+10+0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757544307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0770554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53407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45-30-27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5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dal dan nu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6553+47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5504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3">
            <text:p>54443</text:p>
          </table:table-cell>
          <table:table-cell office:value-type="string" table:style-name="ce1">
            <text:p>ر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p06-lineimg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6543131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635577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201+777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551766665170</text:p>
          </table:table-cell>
          <table:table-cell office:value-type="string" table:style-name="ce1">
            <text:p>ک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3355705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555+</text:p>
          </table:table-cell>
          <table:table-cell office:value-type="string" table:style-name="ce1">
            <text:p>ر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75641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6-55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0646747616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65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76551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7766551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6543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54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7655335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2622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4-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23+6643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52327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4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765604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7272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675705540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253+47750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663375 <text:s/>5670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2-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 dengan ali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0+706555</text:p>
          </table:table-cell>
          <table:table-cell office:value-type="string" table:style-name="ce1">
            <text:p>خ</text:p>
          </table:table-cell>
          <table:table-cell office:value-type="float" office:value="9" table:style-name="ce1">
            <text:p>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2-4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- karena titik ya' dibawa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6 <text:s/>6601</text:p>
          </table:table-cell>
          <table:table-cell office:value-type="string" table:style-name="ce1">
            <text:p>ر</text:p>
          </table:table-cell>
          <table:table-cell office:value-type="float" office:value="13" table:style-name="ce1">
            <text:p>1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+56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a' marbutho tidak sempurna karena tergabung dengan ro'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p06-lineimg7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5-75364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53554607176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+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740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4253+64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+4575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-541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6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65515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34475454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6665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4+5776566667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477-75404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+55740547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43+543336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7655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56666655</text:p>
          </table:table-cell>
          <table:table-cell office:value-type="string" table:style-name="ce1">
            <text:p>ک</text:p>
          </table:table-cell>
          <table:table-cell office:value-type="float" office:value="27" table:style-name="ce1">
            <text:p>27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054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4-57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54352356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57760553+42660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 dengan ya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640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4545755442367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55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dal dan nu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453+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p06-lineimg1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666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6775650654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21+0+57005555+5677701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6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7665-640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4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 pada ta' nya disesuaikan dengan grap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364775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666664</text:p>
          </table:table-cell>
          <table:table-cell office:value-type="string" table:style-name="ce1">
            <text:p>ل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57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737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3" table:style-name="ce9">
            <text:p>hilang dan terputus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office:value-type="string" table:style-name="ce1">
            <text:p>710750760706655444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676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0-0-2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7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751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d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641443+0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5553+0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5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467707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ghai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027051556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6655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64365770544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+54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+ disesuaikan dari grap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4+1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6447555443+07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771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p06-lineimg1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0027060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66657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545550 <text:s/>6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-476440- <text:s/>117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722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66570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5555444444403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555176676065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343+5654444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222237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6670655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344+5456 <text:s/>5566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563750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665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0-12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d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6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436676070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77565445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4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5357755<text:s text:c="3"/>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6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60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-0-10356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26766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65-3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64+577-071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4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53+557755</text:p>
          </table:table-cell>
          <table:table-cell office:value-type="string" table:style-name="ce1">
            <text:p>ۏ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p06-lineimg1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5550353457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244755</text:p>
          </table:table-cell>
          <table:table-cell office:value-type="string" table:style-name="ce1">
            <text:p>ۏ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55576 hamzah pada wa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7665144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0676704551556677010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0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01+01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555666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7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ro' nya terputu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77567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54+410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67671765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02<text:s text:c="3"/>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angka anotasinya ada ditengah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5-5-55576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5-4364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5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+5666564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54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+4433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623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56546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ta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+7 <text:s/>10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+6677074 <text:s/>61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017757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01570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 pada nun berada di kaf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0-0-00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4536466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3567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itik pada nun tidak ada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p06-lineimg1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666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01+7670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555576765740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 kaf ada di wa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34365707 <text:s/>5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 dengan wa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65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ercabangan dengan d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010001160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010617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17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2554243466647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-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32456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010020711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65475 <text:s/>65+5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03645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-427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7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2" table:style-name="ce11">
            <text:p>hilang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office:value-type="string" table:style-name="ce1">
            <text:p>6010020711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+5+555566665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035-47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ercabangan ro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655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0767-7057440-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332627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670764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wa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643677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rasm2alpha</text:p>
          </table:table-cell>
          <table:table-cell office:value-type="string" table:style-name="ce1">
            <text:p>huruf</text:p>
          </table:table-cell>
          <table:table-cell office:value-type="string" table:style-name="ce1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2">
            <text:p>p06-lineimg1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675531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6755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2+776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5076766666500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54+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744+44307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6655400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7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kaf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566664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+75+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6553+0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-4420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2+7+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755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503+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06776616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5-145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40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440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57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437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-44020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1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505+544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67066060543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726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7675 <text:s/>155541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7606544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number-rows-repeated="1048140" table:style-name="ro1">
          <table:table-cell table:number-columns-repeated="16384"/>
        </table:table-row>
      </table:table>
      <table:table table:name="p08-lineimg0-14_png_log" table:style-name="ta2">
        <table:table-column table:style-name="co22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Bfs-djikstra</text:p>
          </table:table-cell>
          <table:table-cell office:value-type="string" table:style-name="ce14">
            <text:p>huruf</text:p>
          </table:table-cell>
          <table:table-cell office:value-type="string" table:style-name="ce14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p08-lineimg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5-36-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365363+5667570354437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+5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7534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51567756575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3765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d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7665640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765575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64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dak ada titik pada ba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64675551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555346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71+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+7657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04+447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+50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44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7-75-04-44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27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6775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-0230-67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6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0577557156640 <text:s/>7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341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dak ada titik pada nu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+54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445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664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+044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fs-djikstra</text:p>
          </table:table-cell>
          <table:table-cell office:value-type="string" table:style-name="ce14">
            <text:p>huruf</text:p>
          </table:table-cell>
          <table:table-cell office:value-type="string" table:style-name="ce14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p08-lineimg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 dengan wa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606570755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55155520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77506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44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7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765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an nu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54430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idak ada titik pada nu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55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+44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2564430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55-6341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5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5-300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77567554440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wau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67544-37-</text:p>
          </table:table-cell>
          <table:table-cell office:value-type="string" table:style-name="ce15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657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3546676510450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7564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6455-70-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fs-djikstra</text:p>
          </table:table-cell>
          <table:table-cell office:value-type="string" table:style-name="ce14">
            <text:p>huruf</text:p>
          </table:table-cell>
          <table:table-cell office:value-type="string" table:style-name="ce14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p08-lineimg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1511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756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-1327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72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65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644-3470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6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ercabangan hamzah pada ya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775776544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3262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7576415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44271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idak ada titik pada nun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angka nya tergabung dengan mi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00101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756640</text:p>
          </table:table-cell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4+4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454+0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3224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dak ada titik pada ya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53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6707553544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765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0536705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5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653436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3+644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7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6666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117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fs-djikstra</text:p>
          </table:table-cell>
          <table:table-cell office:value-type="string" table:style-name="ce14">
            <text:p>huruf</text:p>
          </table:table-cell>
          <table:table-cell office:value-type="string" table:style-name="ce14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08-lineimg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500575067057074707575 <text:s/>705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74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334633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4424+765570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0107175600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7706506404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35266 <text:s/>544277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-641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5456777551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7641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7656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2553575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0-10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7474677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55+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percabangan denga ro'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6771757765444300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010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32+727+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667665057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2446 <text:s/>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654067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5443+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6640343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37554+477</text:p>
          </table:table-cell>
          <table:table-cell office:value-type="string" table:style-name="ce1">
            <text:p>ذ</text:p>
          </table:table-cell>
          <table:table-cell office:value-type="float" office:value="11" table:style-name="ce1">
            <text:p>1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string" table:style-name="ce1">
            <text:p>percabangan dengan dza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5-347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fs-djikstra</text:p>
          </table:table-cell>
          <table:table-cell office:value-type="string" table:style-name="ce14">
            <text:p>huruf</text:p>
          </table:table-cell>
          <table:table-cell office:value-type="string" table:style-name="ce14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p08-lineimg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66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643+41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04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47040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640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17-75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737454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6766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54640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7654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47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 pada ba' tidak ada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73570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5530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6747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3+5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44227641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355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5315447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436446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445035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35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544440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443414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027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63+170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fs-djikstra</text:p>
          </table:table-cell>
          <table:table-cell office:value-type="string" table:style-name="ce14">
            <text:p>huruf</text:p>
          </table:table-cell>
          <table:table-cell office:value-type="string" table:style-name="ce14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08-lineimg8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765640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7227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756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6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7706153534+547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64750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327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622101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0017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555666640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54677544+430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6164564 <text:s/>67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726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3666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530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 dengan ya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34576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60776644-0+30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7065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3355677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64+07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654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d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17103+5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+76676075-1 <text:s/>542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00001000106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7564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5532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775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fs-djikstra</text:p>
          </table:table-cell>
          <table:table-cell office:value-type="string" table:style-name="ce14">
            <text:p>huruf</text:p>
          </table:table-cell>
          <table:table-cell office:value-type="string" table:style-name="ce14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p08-lineimg9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77665541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755756075545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566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0177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00+00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1710363456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50776657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6343+667765 <text:s/>54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-6431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22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5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d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6+553062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653+0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5544471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45 <text:s/>5400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367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656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20535750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01677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66+4400 <text:s/>0020370</text:p>
          </table:table-cell>
          <table:table-cell office:value-type="string" table:style-name="ce1">
            <text:p>ظ</text:p>
          </table:table-cell>
          <table:table-cell office:value-type="float" office:value="19" table:style-name="ce1">
            <text:p>1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756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570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5-6431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4+034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6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0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+77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7-0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fs-djikstra</text:p>
          </table:table-cell>
          <table:table-cell office:value-type="string" table:style-name="ce14">
            <text:p>huruf</text:p>
          </table:table-cell>
          <table:table-cell office:value-type="string" table:style-name="ce14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p08-lineimg1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664-143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5533+5570756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4657443+0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765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011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'001031+7177+6750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566666630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535460757060 <text:s/>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675740547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43+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5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7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4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3+44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2260+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6-41-3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36477544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666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-4354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70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+7654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1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+7655740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554+4 <text:s/>307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-65541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654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001+05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62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fs-djikstra</text:p>
          </table:table-cell>
          <table:table-cell office:value-type="string" table:style-name="ce14">
            <text:p>huruf</text:p>
          </table:table-cell>
          <table:table-cell office:value-type="string" table:style-name="ce14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08-lineimg1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7067716055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+77057770555156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766411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0-50112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7655 <text:s/>6345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666557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653567505616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756511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07076614551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53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4-43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7262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251-6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76 <text:s/>6555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7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63354657070650515445347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660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65-40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646605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50677560640 <text:s/>0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4354+6600567700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6541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7-102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56574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dal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65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4365607561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6757665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4-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23546677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555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fs-djikstra</text:p>
          </table:table-cell>
          <table:table-cell office:value-type="string" table:style-name="ce14">
            <text:p>huruf</text:p>
          </table:table-cell>
          <table:table-cell office:value-type="string" table:style-name="ce14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08-lineimg1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1177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0202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66557047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34153+5464634555 <text:s/>717601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54+0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5364440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776654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3622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3535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335767544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4671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-755-31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7273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44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574034</text:p>
          </table:table-cell>
          <table:table-cell office:value-type="string" table:style-name="ce1">
            <text:p>ئ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657766 hamzah pada ya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6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31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+27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0-1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5555767657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-33556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 <text:s/>5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000111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63537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667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5520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64 <text:s/>0550670575500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2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34364576554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067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ercabangan dengan wu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fs-djikstra</text:p>
          </table:table-cell>
          <table:table-cell office:value-type="string" table:style-name="ce14">
            <text:p>huruf</text:p>
          </table:table-cell>
          <table:table-cell office:value-type="string" table:style-name="ce14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p08-lineimg1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607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4347755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+5-7443071216</text:p>
          </table:table-cell>
          <table:table-cell office:value-type="string" table:style-name="ce1">
            <text:p>ئ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676657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545</text:p>
          </table:table-cell>
          <table:table-cell office:value-type="string" table:style-name="ce1">
            <text:p>ئ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65660 hamzah pada ya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444+0407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77656046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55544440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7647 <text:s/>66701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330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575524534+5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2177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670640503535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2222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75+54003+00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5555541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076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5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5671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+556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1055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665544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031+4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54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5567654440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76747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3754571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5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3+5607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fs-djikstra</text:p>
          </table:table-cell>
          <table:table-cell office:value-type="string" table:style-name="ce14">
            <text:p>huruf</text:p>
          </table:table-cell>
          <table:table-cell office:value-type="string" table:style-name="ce14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p08-lineimg1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ngan dengan ta'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65435-46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443+7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770750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4-03544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62226654523047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1">
            <text:p>gabung di lam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654+51754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+6403+70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">
            <text:p>7570571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7345577 <text:s/>570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45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435575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1701136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7433+347544330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722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45676064-04421757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05664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434155474+745</text:p>
          </table:table-cell>
          <table:table-cell office:value-type="string" table:style-name="ce1">
            <text:p>ش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6">
            <text:p>4564734152577 <text:s/>0070705750</text:p>
            <text:p>76564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3302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564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57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5647 <text:s/>576067670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656675016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fs-djikstra</text:p>
          </table:table-cell>
          <table:table-cell office:value-type="string" table:style-name="ce14">
            <text:p>huruf</text:p>
          </table:table-cell>
          <table:table-cell office:value-type="string" table:style-name="ce14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08-lineimg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">
            <text:p>767650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561555547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-35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5355775544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515556666664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04+54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6">
            <text:p>376336605540 7577056557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3553636 4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6675544-027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2017675775676544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6353577050707404463760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7505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5555555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66664527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65-530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4354+55775555777700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65-5403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664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46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574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20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7665414403+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477-56730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20220-0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number-rows-repeated="1048156" table:style-name="ro1">
          <table:table-cell table:number-columns-repeated="16384"/>
        </table:table-row>
      </table:table>
      <table:table table:name="label" table:style-name="ta3">
        <table:table-column table:style-name="co23" table:default-cell-style-name="ce14"/>
        <table:table-column table:style-name="co24" table:number-columns-repeated="6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14">
            <text:p>rasm2alpha</text:p>
          </table:table-cell>
          <table:table-cell office:value-type="string" table:style-name="ce14">
            <text:p>huruf</text:p>
          </table:table-cell>
          <table:table-cell office:value-type="string" table:style-name="ce14">
            <text:p>val</text:p>
          </table:table-cell>
          <table:table-cell office:value-type="string" table:style-name="ce1">
            <text:p>posisi</text:p>
          </table:table-cell>
          <table:table-cell table:style-name="ce1"/>
          <table:table-cell office:value-type="string" table:style-name="ce1">
            <text:p>p<text:span text:style-name="T2">00</text:span>-lineimg<text:span text:style-name="T2">0</text:span>.p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4">
            <text:p>223323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string" table:style-name="ce1">
            <text:p>citra masuka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4">
            <text:p>47754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alaman 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4">
            <text:p>344+70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4">
            <text:p>74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76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<text:span text:style-name="T2">graph</text:span>-p00-lineimg0.png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4">
            <text:p>6667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graph= gambar graf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4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6617664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00-lineimg0.png<text:span text:style-name="T2">.log</text:span>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4">
            <text:p>43641421755454444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age 0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4">
            <text:p>2764364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Baris 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4">
            <text:p>354354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log= untaian Freeman code, tiap rasm ditulis sebagai satu baris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4">
            <text:p>33154655444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23553474004355</text:p>
          </table:table-cell>
          <table:table-cell office:value-type="string" table:style-name="ce1">
            <text:p>ط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osisi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4">
            <text:p>524031022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tunggal</text:p>
          </table:table-cell>
          <table:table-cell table:number-columns-repeated="16377"/>
        </table:table-row>
        <table:table-row table:style-name="ro1">
          <table:table-cell office:value-type="string" table:style-name="ce14">
            <text:p>460654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awal</text:p>
          </table:table-cell>
          <table:table-cell table:number-columns-repeated="16377"/>
        </table:table-row>
        <table:table-row table:style-name="ro1">
          <table:table-cell office:value-type="string" table:style-name="ce14">
            <text:p>754442+7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tengah</text:p>
          </table:table-cell>
          <table:table-cell table:number-columns-repeated="16377"/>
        </table:table-row>
        <table:table-row table:style-name="ro1">
          <table:table-cell office:value-type="string" table:style-name="ce14">
            <text:p>765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akhir</text:p>
          </table:table-cell>
          <table:table-cell table:number-columns-repeated="16377"/>
        </table:table-row>
        <table:table-row table:style-name="ro1">
          <table:table-cell office:value-type="string" table:style-name="ce14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54+4012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765556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5474-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3567-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33567-555443211+03+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+03+5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5+7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655535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4">
            <text:p>6663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4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6676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375445403457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654464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643344325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55554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34264424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143-3153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44570165555217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44234+0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4+40012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3+566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3224+65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222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247755444401</text:p>
          </table:table-cell>
          <table:table-cell office:value-type="string" table:style-name="ce1">
            <text:p>ی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43553465443426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45444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56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-35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55404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431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03456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36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64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554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43+76365542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755354440020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007171272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56144545717674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55453435037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1+71+3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-37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22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-0122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554547766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4450544-4425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454766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453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524577154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7544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5614-443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3534-440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1106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3431+05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3644433+26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-55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75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555556666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43543544345454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54755544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02650644435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622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6545354343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030234+523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436444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7322337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14332665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76561564567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765615645676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65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62541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3322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65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float" office:value="346075544440" table:style-name="ce14">
            <text:p>3.46076E+11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64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76256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4645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2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636544454317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47355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40135-4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222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57656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65443+</text:p>
          </table:table-cell>
          <table:table-cell office:value-type="string" table:style-name="ce1">
            <text:p>ڽ</text:p>
          </table:table-cell>
          <table:table-cell office:value-type="float" office:value="37" table:style-name="ce1">
            <text:p>37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45471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444570677744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436-33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764440222226</text:p>
          </table:table-cell>
          <table:table-cell office:value-type="string" table:style-name="ce1">
            <text:p>ط</text:p>
          </table:table-cell>
          <table:table-cell office:value-type="float" office:value="18" table:style-name="ce1">
            <text:p>1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414+560655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4226442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231155453442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411121211512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string" table:style-name="ce1">
            <text:p>kurangpas urutan branching</text:p>
          </table:table-cell>
          <table:table-cell table:number-columns-repeated="16380"/>
        </table:table-row>
        <table:table-row table:style-name="ro1">
          <table:table-cell office:value-type="string" table:style-name="ce14">
            <text:p>00222322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14">
            <text:p>4424-34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5443433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442320403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2233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76264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2523556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-3027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5-54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7545033567+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666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333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75454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5555553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+6440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22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75441406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1646554442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44435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float" office:value="4223" table:style-name="ce14">
            <text:p>4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6516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76514+44+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754+4447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66506465422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222220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66350444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4524667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15-353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222323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5-336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5735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2323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53532411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644-3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34+676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0322222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53+714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-44432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2336453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4-4-2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57-3313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375454+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54+4040+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47644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2222205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6524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456+6453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-3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243+46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4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4+6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4-4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64364364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3513353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22310+111114214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35345700554144032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0313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536436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4-432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1434+67765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7254+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75153453+7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135574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7625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543456-30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763644+40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735227655444343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+5560123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75444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75415446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543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-5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33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+54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43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4-43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574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76255535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70366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6464415+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6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4613+65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4-42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4272+055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55353147543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35+7755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552342044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4413+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5554677765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4775544444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54355535474035427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60707523444440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6445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4-4240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2232365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2742420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1424+4363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7355454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5+6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7245-45</text:p>
          </table:table-cell>
          <table:table-cell office:value-type="string" table:style-name="ce1">
            <text:p>چ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63465706677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414+5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7643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3544-23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32222242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354322+7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67753633732</text:p>
          </table:table-cell>
          <table:table-cell office:value-type="string" table:style-name="ce1">
            <text:p>ی</text:p>
          </table:table-cell>
          <table:table-cell office:value-type="float" office:value="36" table:style-name="ce1">
            <text:p>3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6710655555+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55203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353467740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464242054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35-414403117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72223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11+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4433322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654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43441434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321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33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6665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43356663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35423474540-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136441142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74032222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453755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754+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44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033+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403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+6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-432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55554767366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000170170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017727022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3134655554403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1135652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226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535313+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65-3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2+6201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float" office:value="555454636666665" table:style-name="ce14">
            <text:p>5.55455E+1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755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5347455231444043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57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244+5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740-07037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3542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35-4432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33712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2223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6555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47544444420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5321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+5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435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-4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26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413424105441542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3421+510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5353553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3534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64454544431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555566533531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4-4-3344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002222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12434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5-5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4356-0006555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14435-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4255663313+512276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535-344244</text:p>
          </table:table-cell>
          <table:table-cell office:value-type="string" table:style-name="ce1">
            <text:p>چ</text:p>
          </table:table-cell>
          <table:table-cell office:value-type="float" office:value="7" table:style-name="ce1">
            <text:p>7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36222323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-436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3175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575616617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424424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4+12225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315532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+554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607014+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556666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54043235421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5545576626315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20+6347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3443145753554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66464347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05544654744536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447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05555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776367464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44122337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436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7554444303314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460603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655166514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032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765255+4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3443775443+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7020+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54+4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555-4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43543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3577544+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53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7577554544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635570545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525443732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5601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203356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531133+467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547322222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71660555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000014321+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555747665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74+75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57435535-31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23541555</text:p>
          </table:table-cell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345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431707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+46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06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+13+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43+52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5-4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544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+606543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5+54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45554321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0134522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764144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45-6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356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3755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21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643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55-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1"/>
        </table:table-row>
        <table:table-row table:style-name="ro1">
          <table:table-cell office:value-type="string" table:style-name="ce14">
            <text:p>42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number-rows-repeated="1048208" table:style-name="ro1">
          <table:table-cell table:number-columns-repeated="16384"/>
        </table:table-row>
      </table:table>
      <table:table table:name="lookup" table:style-name="ta3">
        <table:table-column table:style-name="co24" table:number-columns-repeated="2" table:default-cell-style-name="ce1"/>
        <table:table-column table:style-name="co2" table:number-columns-repeated="16382" table:default-cell-style-name="ce1"/>
        <table:table-row table:style-name="ro1"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چ</text:p>
          </table:table-cell>
          <table:table-cell office:value-type="float" office:value="7" table:style-name="ce1">
            <text:p>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خ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ذ</text:p>
          </table:table-cell>
          <table:table-cell office:value-type="float" office:value="11" table:style-name="ce1">
            <text:p>1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ز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ش</text:p>
          </table:table-cell>
          <table:table-cell office:value-type="float" office:value="15" table:style-name="ce1">
            <text:p>1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ض</text:p>
          </table:table-cell>
          <table:table-cell office:value-type="float" office:value="17" table:style-name="ce1">
            <text:p>1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ط</text:p>
          </table:table-cell>
          <table:table-cell office:value-type="float" office:value="18" table:style-name="ce1">
            <text:p>1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ظ</text:p>
          </table:table-cell>
          <table:table-cell office:value-type="float" office:value="19" table:style-name="ce1">
            <text:p>1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ع</text:p>
          </table:table-cell>
          <table:table-cell office:value-type="float" office:value="20" table:style-name="ce1">
            <text:p>2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غ</text:p>
          </table:table-cell>
          <table:table-cell office:value-type="float" office:value="21" table:style-name="ce1">
            <text:p>2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ڤ</text:p>
          </table:table-cell>
          <table:table-cell office:value-type="float" office:value="24" table:style-name="ce1">
            <text:p>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ݢ</text:p>
          </table:table-cell>
          <table:table-cell office:value-type="float" office:value="27" table:style-name="ce1">
            <text:p>2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ۏ</text:p>
          </table:table-cell>
          <table:table-cell office:value-type="float" office:value="32" table:style-name="ce1">
            <text:p>3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ی</text:p>
          </table:table-cell>
          <table:table-cell office:value-type="float" office:value="36" table:style-name="ce1">
            <text:p>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ڽ</text:p>
          </table:table-cell>
          <table:table-cell office:value-type="float" office:value="37" table:style-name="ce1">
            <text:p>37</text:p>
          </table:table-cell>
          <table:table-cell table:number-columns-repeated="16382"/>
        </table:table-row>
        <table:table-row table:number-rows-repeated="1048539" table:style-name="ro1">
          <table:table-cell table:number-columns-repeated="16384"/>
        </table:table-row>
      </table:table>
      <table:table table:name="p04-lineimg0-14_png_log" table:style-name="ta4">
        <table:table-column table:style-name="co25" table:default-cell-style-name="ce1"/>
        <table:table-column table:style-name="co2" table:number-columns-repeated="4" table:default-cell-style-name="ce1"/>
        <table:table-column table:style-name="co26" table:default-cell-style-name="ce1"/>
        <table:table-column table:style-name="co2" table:number-columns-repeated="16378" table:default-cell-style-name="ce1"/>
        <table:table-row table:style-name="ro1">
          <table:table-cell office:value-type="string" table:style-name="ce1">
            <text:p>Bfs-djikstra</text:p>
          </table:table-cell>
          <table:table-cell office:value-type="string" table:style-name="ce14">
            <text:p>huruf</text:p>
          </table:table-cell>
          <table:table-cell office:value-type="string" table:style-name="ce14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p04-lineimg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8">
            <text:p>5535215573576571003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33544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55436450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0251333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nun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7">
            <text:p>6525+544444444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34+52+65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34+53+4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4" table:style-name="ce1"/>
          <table:table-cell table:style-name="ce13"/>
          <table:table-cell table:number-columns-repeated="16375"/>
        </table:table-row>
        <table:table-row table:style-name="ro1">
          <table:table-cell office:value-type="string" table:style-name="ce17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73635-4544444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6535443644327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64330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542236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77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54 <text:s/>56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utus dan hilang</text:p>
          </table:table-cell>
          <table:table-cell table:number-columns-repeated="16378"/>
        </table:table-row>
        <table:table-row table:style-name="ro1">
          <table:table-cell office:value-type="string" table:style-name="ce17">
            <text:p>5431457450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453+5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544421346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75255447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633143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number-columns-spanned="1" table:number-rows-spanned="2" table:style-name="ce11">
            <text:p>putus dan hilang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style-name="ce1"/>
          <table:covered-table-cell/>
          <table:table-cell table:number-columns-repeated="16378"/>
        </table:table-row>
        <table:table-row table:style-name="ro1">
          <table:table-cell office:value-type="string" table:style-name="ce17">
            <text:p>477565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6562 <text:s/>155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342443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3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33375543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142107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fs-djikstra</text:p>
          </table:table-cell>
          <table:table-cell office:value-type="string" table:style-name="ce14">
            <text:p>huruf</text:p>
          </table:table-cell>
          <table:table-cell office:value-type="string" table:style-name="ce14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p04-lineimg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/>
        </table:table-row>
        <table:table-row table:style-name="ro1">
          <table:table-cell office:value-type="string" table:style-name="ce17">
            <text:p>44422+4653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33231111720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345146352320555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5-4514710444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7226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44531+04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354443+43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54+7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55444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54454636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5634-77531644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435345706544443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65471+54+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73654+54+3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2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ercabangan dengan lam</text:p>
          </table:table-cell>
          <table:table-cell table:number-columns-repeated="16378"/>
        </table:table-row>
        <table:table-row table:style-name="ro1">
          <table:table-cell office:value-type="string" table:style-name="ce17">
            <text:p>643444444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323 <text:s/>2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44-355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75434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itik pada nun tidak ada</text:p>
          </table:table-cell>
          <table:table-cell table:number-columns-repeated="16378"/>
        </table:table-row>
        <table:table-row table:style-name="ro1">
          <table:table-cell office:value-type="string" table:style-name="ce17">
            <text:p>65543+6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5444446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6762655140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2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lam</text:p>
          </table:table-cell>
          <table:table-cell table:number-columns-repeated="16378"/>
        </table:table-row>
        <table:table-row table:style-name="ro1">
          <table:table-cell office:value-type="string" table:style-name="ce17">
            <text:p>625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35421431775442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01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6524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35325660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fs-djikstra</text:p>
          </table:table-cell>
          <table:table-cell office:value-type="string" table:style-name="ce14">
            <text:p>huruf</text:p>
          </table:table-cell>
          <table:table-cell office:value-type="string" table:style-name="ce14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p04-lineimg2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132531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5555515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53+20434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223234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6665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253261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5634 <text:s/>46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35355+4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6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63365537621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455543531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01111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63175424444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5435342434300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526135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6655444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dal</text:p>
          </table:table-cell>
          <table:table-cell table:number-columns-repeated="16378"/>
        </table:table-row>
        <table:table-row table:style-name="ro1">
          <table:table-cell office:value-type="string" table:style-name="ce17">
            <text:p>0140137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55555675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12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01112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7551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/>
        </table:table-row>
        <table:table-row table:style-name="ro1">
          <table:table-cell office:value-type="string" table:style-name="ce17">
            <text:p>55555565531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5335335235233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1511115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454114324502034203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4322462+044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5444443545+73253+57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wau</text:p>
          </table:table-cell>
          <table:table-cell table:number-columns-repeated="16378"/>
        </table:table-row>
        <table:table-row table:style-name="ro1">
          <table:table-cell office:value-type="string" table:style-name="ce17">
            <text:p>75440343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fs-djikstra</text:p>
          </table:table-cell>
          <table:table-cell office:value-type="string" table:style-name="ce14">
            <text:p>huruf</text:p>
          </table:table-cell>
          <table:table-cell office:value-type="string" table:style-name="ce14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p04-lineimg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26-44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226365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5-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7">
            <text:p>564 titik pada ya'</text:p>
          </table:table-cell>
          <table:table-cell table:number-columns-repeated="16378"/>
        </table:table-row>
        <table:table-row table:style-name="ro1">
          <table:table-cell office:value-type="string" table:style-name="ce17">
            <text:p>634242+05444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64355644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353764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2544326333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55-234443362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34641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-3543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1222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416574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7676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323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756545446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533722131431103+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35547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5+44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554375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45654-3426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74636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hilang dan terputus</text:p>
          </table:table-cell>
          <table:table-cell table:number-columns-repeated="16378"/>
        </table:table-row>
        <table:table-row table:style-name="ro1">
          <table:table-cell office:value-type="string" table:style-name="ce17">
            <text:p>63543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5545444372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3454371444044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72222225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74+0+4+027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fs-djikstra</text:p>
          </table:table-cell>
          <table:table-cell office:value-type="string" table:style-name="ce14">
            <text:p>huruf</text:p>
          </table:table-cell>
          <table:table-cell office:value-type="string" table:style-name="ce14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p04-lineimg4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54+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7443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24126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314573457340666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626264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3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lam</text:p>
          </table:table-cell>
          <table:table-cell table:number-columns-repeated="16378"/>
        </table:table-row>
        <table:table-row table:style-name="ro1">
          <table:table-cell office:value-type="string" table:style-name="ce17">
            <text:p>243646055544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2032+1+3+5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644441443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222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4-32414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534435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3334255443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4121373466433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2244332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idak ada di anotasi</text:p>
          </table:table-cell>
          <table:table-cell table:number-columns-repeated="16378"/>
        </table:table-row>
        <table:table-row table:style-name="ro1">
          <table:table-cell office:value-type="string" table:style-name="ce17">
            <text:p>66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3432+0544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63355240 <text:s/>007133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37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0012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0112</text:p>
          </table:table-cell>
          <table:table-cell office:value-type="string" table:style-name="ce1">
            <text:p>ر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544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2222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1333121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6544+44443435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dibaca NYA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fs-djikstra</text:p>
          </table:table-cell>
          <table:table-cell office:value-type="string" table:style-name="ce14">
            <text:p>huruf</text:p>
          </table:table-cell>
          <table:table-cell office:value-type="string" table:style-name="ce14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p04-lineimg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7655546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44+5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365405-0573035</text:p>
          </table:table-cell>
          <table:table-cell office:value-type="string" table:style-name="ce1">
            <text:p>چ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3415+6731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62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3235424160554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3321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4-3544-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2233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57675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67740412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6-4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354444043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65554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percabagan dengan ro'</text:p>
          </table:table-cell>
          <table:table-cell table:number-columns-repeated="16378"/>
        </table:table-row>
        <table:table-row table:style-name="ro1">
          <table:table-cell office:value-type="string" table:style-name="ce17">
            <text:p>4341 <text:s/>20+7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4-4343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63140544443372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itik pada nun tidak ada</text:p>
          </table:table-cell>
          <table:table-cell table:number-columns-repeated="16378"/>
        </table:table-row>
        <table:table-row table:style-name="ro1">
          <table:table-cell office:value-type="string" table:style-name="ce17">
            <text:p>254353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3453135541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4+57574050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50525444444434332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720010267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2222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443+452+4727544+43</text:p>
          </table:table-cell>
          <table:table-cell office:value-type="string" table:style-name="ce1">
            <text:p>ۏ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6444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fs-djikstra</text:p>
          </table:table-cell>
          <table:table-cell office:value-type="string" table:style-name="ce14">
            <text:p>huruf</text:p>
          </table:table-cell>
          <table:table-cell office:value-type="string" table:style-name="ce14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04-lineimg6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654143424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14312142544 <text:s/>0777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226221211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21453356255554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5551662664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3475552232044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62525-33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+535210+6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5555454666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654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734614101554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1250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563645-443265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335-4235574 <text:s/>374-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20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4441352+04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5354+4442325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75-4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63544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55557677754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345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14403241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46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percabangan dengan ro'</text:p>
          </table:table-cell>
          <table:table-cell table:number-columns-repeated="16378"/>
        </table:table-row>
        <table:table-row table:style-name="ro1">
          <table:table-cell office:value-type="string" table:style-name="ce17">
            <text:p>4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5-43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4422222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4414217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fs-djikstra</text:p>
          </table:table-cell>
          <table:table-cell office:value-type="string" table:style-name="ce14">
            <text:p>huruf</text:p>
          </table:table-cell>
          <table:table-cell office:value-type="string" table:style-name="ce14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p04-lineimg7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63563606444454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52132237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23524204554443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1312+13+4+63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36554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titik pada ya' ada di ghain</text:p>
          </table:table-cell>
          <table:table-cell table:number-columns-repeated="16378"/>
        </table:table-row>
        <table:table-row table:style-name="ro1">
          <table:table-cell office:value-type="string" table:style-name="ce17">
            <text:p>31555667740141113240521+07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642154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63452234245634504 <text:s/>702273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666</text:p>
          </table:table-cell>
          <table:table-cell office:value-type="string" table:style-name="ce1">
            <text:p>ا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624442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'55431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3710653233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5555276765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543414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53+45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3362333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1222222243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4253217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5555566666624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535-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4+54432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645444334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55634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5434242203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3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654544+444444444375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fs-djikstra</text:p>
          </table:table-cell>
          <table:table-cell office:value-type="string" table:style-name="ce14">
            <text:p>huruf</text:p>
          </table:table-cell>
          <table:table-cell office:value-type="string" table:style-name="ce14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04-lineimg8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655-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345355436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6465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3545+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+45324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5212744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717623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55364547043453</text:p>
          </table:table-cell>
          <table:table-cell office:value-type="string" table:style-name="ce1">
            <text:p>ح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4447435434243414</text:p>
          </table:table-cell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022223111111137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34224543764444043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0010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6665461764646 <text:s/>1267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22340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6556631527002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26236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6-4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352534317075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765444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dal</text:p>
          </table:table-cell>
          <table:table-cell table:number-columns-repeated="16378"/>
        </table:table-row>
        <table:table-row table:style-name="ro1">
          <table:table-cell office:value-type="string" table:style-name="ce17">
            <text:p>6356444043+43+26+6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4546357-4004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352545444535450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7635444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4577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fs-djikstra</text:p>
          </table:table-cell>
          <table:table-cell office:value-type="string" table:style-name="ce14">
            <text:p>huruf</text:p>
          </table:table-cell>
          <table:table-cell office:value-type="string" table:style-name="ce14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p04-lineimg10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26435343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433622274445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73637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754647405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33+511+5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6-5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36355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66266550407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 awal di anotasi tidak sesuai dengan di graph</text:p>
          </table:table-cell>
          <table:table-cell table:number-columns-repeated="16378"/>
        </table:table-row>
        <table:table-row table:style-name="ro1">
          <table:table-cell office:value-type="string" table:style-name="ce17">
            <text:p>23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lam</text:p>
          </table:table-cell>
          <table:table-cell table:number-columns-repeated="16378"/>
        </table:table-row>
        <table:table-row table:style-name="ro1">
          <table:table-cell office:value-type="string" table:style-name="ce17">
            <text:p>655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66745405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655315444434346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56433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34+52+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146475554544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5344432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62222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35572451400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34244454+5444</text:p>
          </table:table-cell>
          <table:table-cell office:value-type="string" table:style-name="ce1">
            <text:p>ش</text:p>
          </table:table-cell>
          <table:table-cell office:value-type="float" office:value="15" table:style-name="ce1">
            <text:p>1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356366744045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322233235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erputus</text:p>
          </table:table-cell>
          <table:table-cell table:number-columns-repeated="16378"/>
        </table:table-row>
        <table:table-row table:style-name="ro1">
          <table:table-cell office:value-type="string" table:style-name="ce17">
            <text:p>6534314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64545744443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425222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4-36-557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4+65434362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fs-djikstra</text:p>
          </table:table-cell>
          <table:table-cell office:value-type="string" table:style-name="ce14">
            <text:p>huruf</text:p>
          </table:table-cell>
          <table:table-cell office:value-type="string" table:style-name="ce14">
            <text:p>val</text:p>
          </table:table-cell>
          <table:table-cell office:value-type="string" table:style-name="ce1">
            <text:p>posisi</text:p>
          </table:table-cell>
          <table:table-cell table:number-columns-repeated="16380"/>
        </table:table-row>
        <table:table-row table:style-name="ro1">
          <table:table-cell office:value-type="string" table:style-name="ce6">
            <text:p>p04-lineimg11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66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655-5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654444+7275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62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663423575444043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2464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54-34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3223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123425</text:p>
          </table:table-cell>
          <table:table-cell office:value-type="string" table:style-name="ce1">
            <text:p>ء</text:p>
          </table:table-cell>
          <table:table-cell office:value-type="float" office:value="34" table:style-name="ce1">
            <text:p>34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3544+442</text:p>
          </table:table-cell>
          <table:table-cell office:value-type="string" table:style-name="ce1">
            <text:p>ث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63 <text:s/>72+13+2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54-35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341434144</text:p>
          </table:table-cell>
          <table:table-cell office:value-type="string" table:style-name="ce1">
            <text:p>ص</text:p>
          </table:table-cell>
          <table:table-cell office:value-type="float" office:value="16" table:style-name="ce1">
            <text:p>16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office:value-type="string" table:style-name="ce17">
            <text:p>536534735517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534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222264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64-43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5132+1033+43</text:p>
          </table:table-cell>
          <table:table-cell office:value-type="string" table:style-name="ce1">
            <text:p>ق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53352235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325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string" table:style-name="ce1">
            <text:p>hilang</text:p>
          </table:table-cell>
          <table:table-cell table:number-columns-repeated="16378"/>
        </table:table-row>
        <table:table-row table:style-name="ro1">
          <table:table-cell office:value-type="string" table:style-name="ce17">
            <text:p>30-02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55553627665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445355345332+32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76444+06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dal</text:p>
          </table:table-cell>
          <table:table-cell table:number-columns-repeated="16378"/>
        </table:table-row>
        <table:table-row table:style-name="ro1">
          <table:table-cell office:value-type="string" table:style-name="ce17">
            <text:p>644425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33+57755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fs-djikstra</text:p>
          </table:table-cell>
          <table:table-cell office:value-type="string" table:style-name="ce14">
            <text:p>huruf</text:p>
          </table:table-cell>
          <table:table-cell office:value-type="string" table:style-name="ce14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p04-lineimg13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635314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42+451+543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6242246314227700 <text:s/>3511213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22121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55+66276266</text:p>
          </table:table-cell>
          <table:table-cell office:value-type="string" table:style-name="ce1">
            <text:p>ک</text:p>
          </table:table-cell>
          <table:table-cell office:value-type="float" office:value="26" table:style-name="ce1">
            <text:p>26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532456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54244355740444 <text:s/>22235</text:p>
          </table:table-cell>
          <table:table-cell office:value-type="string" table:style-name="ce1">
            <text:p>ط</text:p>
          </table:table-cell>
          <table:table-cell office:value-type="float" office:value="18" table:style-name="ce1">
            <text:p>18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365452056722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764+76443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552443+43+6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01237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dal</text:p>
          </table:table-cell>
          <table:table-cell table:number-columns-repeated="16378"/>
        </table:table-row>
        <table:table-row table:style-name="ro1">
          <table:table-cell office:value-type="string" table:style-name="ce17">
            <text:p>6554+44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6555-14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6554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titik ya' ada pada ro'</text:p>
          </table:table-cell>
          <table:table-cell table:number-columns-repeated="16378"/>
        </table:table-row>
        <table:table-row table:style-name="ro1">
          <table:table-cell office:value-type="string" table:style-name="ce17">
            <text:p>23515-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453535777-555154544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7542565</text:p>
          </table:table-cell>
          <table:table-cell office:value-type="string" table:style-name="ce1">
            <text:p>ة</text:p>
          </table:table-cell>
          <table:table-cell office:value-type="float" office:value="4" table:style-name="ce1">
            <text:p>4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655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503+544440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72625544+407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26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gan dengan lam</text:p>
          </table:table-cell>
          <table:table-cell table:number-columns-repeated="16378"/>
        </table:table-row>
        <table:table-row table:style-name="ro1">
          <table:table-cell office:value-type="string" table:style-name="ce17">
            <text:p>6662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35253544424207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3341344</text:p>
          </table:table-cell>
          <table:table-cell office:value-type="string" table:style-name="ce1">
            <text:p>غ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32224 <text:s/>1+0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3415-44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3355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Bfs-djikstra</text:p>
          </table:table-cell>
          <table:table-cell office:value-type="string" table:style-name="ce14">
            <text:p>huruf</text:p>
          </table:table-cell>
          <table:table-cell office:value-type="string" table:style-name="ce14">
            <text:p>val</text:p>
          </table:table-cell>
          <table:table-cell office:value-type="string" table:style-name="ce1">
            <text:p>posisi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p04-lineimg15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17">
            <text:p>764542771535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555453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6543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543+</text:p>
          </table:table-cell>
          <table:table-cell office:value-type="string" table:style-name="ce1">
            <text:p>ت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5255540346</text:p>
          </table:table-cell>
          <table:table-cell office:value-type="string" table:style-name="ce1">
            <text:p>و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66554404336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5544334 <text:s/>531+4</text:p>
          </table:table-cell>
          <table:table-cell office:value-type="string" table:style-name="ce1">
            <text:p>ف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252533633</text:p>
          </table:table-cell>
          <table:table-cell office:value-type="string" table:style-name="ce1">
            <text:p>د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3253536775454</text:p>
          </table:table-cell>
          <table:table-cell office:value-type="string" table:style-name="ce1">
            <text:p>و</text:p>
          </table:table-cell>
          <table:table-cell office:value-type="float" office:value="31" table:style-name="ce1">
            <text:p>3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64313</text:p>
          </table:table-cell>
          <table:table-cell office:value-type="string" table:style-name="ce1">
            <text:p>م</text:p>
          </table:table-cell>
          <table:table-cell office:value-type="float" office:value="29" table:style-name="ce1">
            <text:p>29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string" table:style-name="ce1">
            <text:p>hilang karena terputus</text:p>
          </table:table-cell>
          <table:table-cell table:number-columns-repeated="16378"/>
        </table:table-row>
        <table:table-row table:style-name="ro1">
          <table:table-cell office:value-type="string" table:style-name="ce17">
            <text:p>44-35-46440-</text:p>
          </table:table-cell>
          <table:table-cell office:value-type="string" table:style-name="ce1">
            <text:p>ج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4273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44+67740055</text:p>
          </table:table-cell>
          <table:table-cell office:value-type="string" table:style-name="ce1">
            <text:p>ڠ</text:p>
          </table:table-cell>
          <table:table-cell office:value-type="float" office:value="22" table:style-name="ce1">
            <text:p>2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4436544433+6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65-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362554</text:p>
          </table:table-cell>
          <table:table-cell office:value-type="string" table:style-name="ce1">
            <text:p>ر</text:p>
          </table:table-cell>
          <table:table-cell office:value-type="float" office:value="12" table:style-name="ce1">
            <text:p>1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75663331554543</text:p>
          </table:table-cell>
          <table:table-cell office:value-type="string" table:style-name="ce1">
            <text:p>و</text:p>
          </table:table-cell>
          <table:table-cell office:value-type="float" office:value="32" table:style-name="ce1">
            <text:p>3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22</text:p>
          </table:table-cell>
          <table:table-cell office:value-type="string" table:style-name="ce1">
            <text:p>ا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string" table:style-name="ce1">
            <text:p>percabangan dengan wau</text:p>
          </table:table-cell>
          <table:table-cell table:number-columns-repeated="16378"/>
        </table:table-row>
        <table:table-row table:style-name="ro1">
          <table:table-cell office:value-type="string" table:style-name="ce17">
            <text:p>665-54-334</text:p>
          </table:table-cell>
          <table:table-cell office:value-type="string" table:style-name="ce1">
            <text:p>ب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532107</text:p>
          </table:table-cell>
          <table:table-cell office:value-type="string" table:style-name="ce1">
            <text:p>ه</text:p>
          </table:table-cell>
          <table:table-cell office:value-type="float" office:value="33" table:style-name="ce1">
            <text:p>33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64435535</text:p>
          </table:table-cell>
          <table:table-cell office:value-type="string" table:style-name="ce1">
            <text:p>س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43362262254</text:p>
          </table:table-cell>
          <table:table-cell office:value-type="string" table:style-name="ce1">
            <text:p>ل</text:p>
          </table:table-cell>
          <table:table-cell office:value-type="float" office:value="28" table:style-name="ce1">
            <text:p>28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23415-</text:p>
          </table:table-cell>
          <table:table-cell office:value-type="string" table:style-name="ce1">
            <text:p>ي</text:p>
          </table:table-cell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7">
            <text:p>524432+</text:p>
          </table:table-cell>
          <table:table-cell office:value-type="string" table:style-name="ce1">
            <text:p>ن</text:p>
          </table:table-cell>
          <table:table-cell office:value-type="float" office:value="30" table:style-name="ce1">
            <text:p>30</text:p>
          </table:table-cell>
          <table:table-cell office:value-type="float" office:value="3" table:style-name="ce1">
            <text:p>3</text:p>
          </table:table-cell>
          <table:table-cell table:number-columns-repeated="16380" table:style-name="ce1"/>
        </table:table-row>
        <table:table-row table:number-rows-repeated="1048182" table:style-name="ro1">
          <table:table-cell table:number-columns-repeated="16384"/>
        </table:table-row>
      </table:table>
      <table:database-ranges>
        <table:database-range table:target-range-address="label.A2:label.B368" table:name="__Anonymous_Sheet_DB__0" table:contains-header="false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month/>
      <number:text>/</number:text>
      <number:day/>
      <number:text>/</number:text>
      <number:year number:style="long"/>
    </number:date-style>
    <number:date-style style:name="N21">
      <number:day/>
      <number:text>-</number:text>
      <number:month number:textual="true"/>
    </number:date-style>
    <number:date-style style:name="N22">
      <number:month number:textual="true"/>
      <number:text>-</number:text>
      <number:year/>
    </number:date-style>
    <number:text-style style:name="N30">
      <number:text-content/>
    </number:text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4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LENOVO</meta:initial-creator>
    <dc:creator>LENOVO</dc:creator>
    <meta:creation-date>2024-07-22T10:29:56Z</meta:creation-date>
    <dc:date>2024-09-28T08:19:52Z</dc:date>
    <meta:editing-cycles>29</meta:editing-cycles>
    <meta:editing-duration>PT126452S</meta:editing-duration>
  </office:meta>
</office:document-meta>
</file>